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 office:value-type="string" calcext:value-type="string" table:number-columns-spanned="5" table:number-rows-spanned="1">
            <text:p>Comparing LMG and IGC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POM17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1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0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lock-Words</text:p>
          </table:table-cell>
          <table:table-cell office:value-type="string" calcext:value-type="string">
            <text:p>LM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090909" calcext:value-type="float">
            <text:p>2.09090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.285714" calcext:value-type="float">
            <text:p>2.285714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Campus</text:p>
          </table:table-cell>
          <table:table-cell office:value-type="string" calcext:value-type="string">
            <text:p>LM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Grid Nav</text:p>
          </table:table-cell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.071429" calcext:value-type="float">
            <text:p>4.0714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.285714" calcext:value-type="float">
            <text:p>4.285714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Grid Nav Obs</text:p>
          </table:table-cell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.714286" calcext:value-type="float">
            <text:p>2.71428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.714286" calcext:value-type="float">
            <text:p>2.714286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cket To Ride</text:p>
          </table:table-cell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Intrusion</text:p>
          </table:table-cell>
          <table:table-cell office:value-type="string" calcext:value-type="string">
            <text:p>LMG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.894737" calcext:value-type="float">
            <text:p>3.894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66667" calcext:value-type="float">
            <text:p>1.4666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533333" calcext:value-type="float">
            <text:p>1.533333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Logistics</text:p>
          </table:table-cell>
          <table:table-cell office:value-type="string" calcext:value-type="string">
            <text:p>LM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.714286" calcext:value-type="float">
            <text:p>6.71428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.111111" calcext:value-type="float">
            <text:p>5.1111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181818" calcext:value-type="float">
            <text:p>3.181818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over</text:p>
          </table:table-cell>
          <table:table-cell office:value-type="string" calcext:value-type="string">
            <text:p>LMG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785714" calcext:value-type="float">
            <text:p>1.785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357143" calcext:value-type="float">
            <text:p>1.357143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 table:number-columns-spanned="5" table:number-rows-spanned="1">
            <text:p>Comparing LAMA and LMG: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POM17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1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0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lock-Words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785714" calcext:value-type="float">
            <text:p>1.7857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142857" calcext:value-type="float">
            <text:p>2.14285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230769" calcext:value-type="float">
            <text:p>2.230769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Campus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Grid Nav</text:p>
          </table:table-cell>
          <table:table-cell office:value-type="string" calcext:value-type="string">
            <text:p>LAM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666667" calcext:value-type="float">
            <text:p>1.666667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363636" calcext:value-type="float">
            <text:p>4.3636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090909" calcext:value-type="float">
            <text:p>4.090909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Grid Nav Obs</text:p>
          </table:table-cell>
          <table:table-cell office:value-type="string" calcext:value-type="string">
            <text:p>LA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666667" calcext:value-type="float">
            <text:p>1.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666667" calcext:value-type="float">
            <text:p>1.666667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Ticket To Ride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Intrusion</text:p>
          </table:table-cell>
          <table:table-cell office:value-type="string" calcext:value-type="string">
            <text:p>LAM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666667" calcext:value-type="float">
            <text:p>2.66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Logistics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.777778" calcext:value-type="float">
            <text:p>5.77777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.125" calcext:value-type="float">
            <text:p>10.1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.692308" calcext:value-type="float">
            <text:p>4.692308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over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66667" calcext:value-type="float">
            <text:p>1.166667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 table:number-columns-spanned="5" table:number-rows-spanned="1">
            <text:p>Comparing all planners: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POM17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1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RG0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\Delta_m</text:p>
          </table:table-cell>
          <table:table-cell table:style-name="ce1" office:value-type="string" calcext:value-type="string">
            <text:p>\Delta_a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Blocks Word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.214286" calcext:value-type="float">
            <text:p>2.21428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mpus</text:p>
          </table:table-cell>
          <table:table-cell office:value-type="string" calcext:value-type="string">
            <text:p>LAM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Grid Navigation</text:p>
          </table:table-cell>
          <table:table-cell office:value-type="string" calcext:value-type="string">
            <text:p>LAM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.166667" calcext:value-type="float">
            <text:p>4.16666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.916667" calcext:value-type="float">
            <text:p>3.916667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Grid Navigation + Obs</text:p>
          </table:table-cell>
          <table:table-cell office:value-type="string" calcext:value-type="string">
            <text:p>LAM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.357143" calcext:value-type="float">
            <text:p>2.35714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.357143" calcext:value-type="float">
            <text:p>2.357143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Ticket To Ride</text:p>
          </table:table-cell>
          <table:table-cell office:value-type="string" calcext:value-type="string">
            <text:p>LAM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.95" calcext:value-type="float">
            <text:p>2.9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.947368" calcext:value-type="float">
            <text:p>2.947368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Intrusion Detection</text:p>
          </table:table-cell>
          <table:table-cell office:value-type="string" calcext:value-type="string">
            <text:p>LA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357143" calcext:value-type="float">
            <text:p>1.357143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Logistics</text:p>
          </table:table-cell>
          <table:table-cell office:value-type="string" calcext:value-type="string">
            <text:p>LAM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.545455" calcext:value-type="float">
            <text:p>2.5454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.777778" calcext:value-type="float">
            <text:p>4.777778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Rover</text:p>
          </table:table-cell>
          <table:table-cell office:value-type="string" calcext:value-type="string">
            <text:p>L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M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IG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Ti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basha </meta:initial-creator>
    <meta:creation-date>2017-10-05T13:19:26.009615193</meta:creation-date>
    <dc:date>2017-10-05T14:43:07.971299235</dc:date>
    <dc:creator>Jobasha </dc:creator>
    <meta:editing-duration>PT37M10S</meta:editing-duration>
    <meta:editing-cycles>1</meta:editing-cycles>
    <meta:document-statistic meta:table-count="1" meta:cell-count="863" meta:object-count="0"/>
    <meta:generator>LibreOffice/5.0.3.2$Linux_X86_64 LibreOffice_project/00m0$Build-2</meta:generator>
  </office:meta>
</office:document-meta>
</file>